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6">
      <style:paragraph-properties fo:margin-left="0.9846in" fo:margin-right="0in" fo:text-indent="-0.25in" style:auto-text-indent="false"/>
    </style:style>
    <style:style style:name="P12" style:family="paragraph" style:parent-style-name="Standard" style:list-style-name="L9">
      <style:paragraph-properties fo:margin-left="0.9846in" fo:margin-right="0in" fo:text-indent="-0.25in" style:auto-text-inden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CNQ3 SIP SoftSwitch</text:p>
      <text:p text:style-name="Standard"/>
      <text:p text:style-name="Standard">Performance overview</text:p>
      <text:list xml:id="list133952083" text:style-name="L1">
        <text:list-item>
          <text:p text:style-name="P1">Carrier-Grade performances (baseline tests at 100 cps)</text:p>
        </text:list-item>
        <text:list-item>
          <text:p text:style-name="P1">All components redundant where feasible</text:p>
        </text:list-item>
      </text:list>
      <text:p text:style-name="Standard">Media Support</text:p>
      <text:list xml:id="list962191925" text:style-name="L2">
        <text:list-item>
          <text:p text:style-name="P2">Transparent to media, supports standard RTP voice codecs and T.38</text:p>
        </text:list-item>
        <text:list-item>
          <text:p text:style-name="P2">Media flow-around if NAT support is not needed</text:p>
        </text:list-item>
        <text:list-item>
          <text:p text:style-name="P2">Media flow-thru required for NAT support (voice and T.38 supported)</text:p>
        </text:list-item>
      </text:list>
      <text:p text:style-name="Standard">Dialplan support</text:p>
      <text:list xml:id="list977036961" text:style-name="L3">
        <text:list-item>
          <text:p text:style-name="P3">International global dialplan compatible with E.164 (ENUM) with translations to/from Carrier-specific dialing requirements</text:p>
        </text:list-item>
        <text:list-item>
          <text:p text:style-name="P3">Localizable dialplans on the customer side</text:p>
        </text:list-item>
      </text:list>
      <text:p text:style-name="Standard">Carrier Call routing and billing</text:p>
      <text:list xml:id="list421489573" text:style-name="L4">
        <text:list-item>
          <text:p text:style-name="P4">Least Cost Routing (including on-net routing)</text:p>
        </text:list-item>
        <text:list-item>
          <text:p text:style-name="P4">Outbound Third-party billing (P-Charge-Info support)</text:p>
        </text:list-item>
        <text:list-item>
          <text:p text:style-name="P4">Inbound CDRs and Outbound CDRs collected on the carrier side</text:p>
        </text:list-item>
      </text:list>
      <text:p text:style-name="Standard">OAM&amp;P</text:p>
      <text:list xml:id="list509784849" text:style-name="L5">
        <text:list-item>
          <text:p text:style-name="P5">Unified management interface (REST/JSON provisioning API)</text:p>
        </text:list-item>
        <text:list-item>
          <text:p text:style-name="P5">Realtime CDRs via REST/JSON API as well</text:p>
        </text:list-item>
      </text:list>
      <text:p text:style-name="Standard">Environment</text:p>
      <text:list xml:id="list1925596141" text:continue-numbering="true" text:style-name="L5">
        <text:list-item>
          <text:p text:style-name="P5">Built using Open Source technology, the entire system and all its components are available in source form and can be modified by developers</text:p>
        </text:list-item>
        <text:list-item>
          <text:p text:style-name="P5">New system functionality become available as they are developed (continuous improvement, “release early release often” approach)</text:p>
        </text:list-item>
      </text:list>
      <text:p text:style-name="Standard"/>
      <text:p text:style-name="Standard">Under development:</text:p>
      <text:list xml:id="list1954112739" text:style-name="L6">
        <text:list-item>
          <text:p text:style-name="P6">Extensive web UI</text:p>
          <text:p text:style-name="P11">Currently all functions can be configured via REST/JSON API but an extensive web User Interface is not yet available</text:p>
        </text:list-item>
        <text:list-item>
          <text:p text:style-name="P6">Carrier Residential Voicemail</text:p>
          <text:p text:style-name="P11">A Carrier-Grade voicemail suitable for individual end-users is under development</text:p>
        </text:list-item>
      </text:list>
      <text:p text:style-name="Standard"/>
      <text:p text:style-name="Standard">Not included / not planned at this time, must be provided by third party:</text:p>
      <text:list xml:id="list2104346483" text:style-name="L7">
        <text:list-item>
          <text:p text:style-name="P7">Call Rating</text:p>
        </text:list-item>
        <text:list-item>
          <text:p text:style-name="P7">Billing</text:p>
        </text:list-item>
      </text:list>
      <text:p text:style-name="Standard"/>
      <text:p text:style-name="Standard">Non-switch features (must be provided by third party):</text:p>
      <text:list xml:id="list1030727765" text:style-name="L8">
        <text:list-item>
          <text:p text:style-name="P8">Local Number Portability</text:p>
        </text:list-item>
        <text:list-item>
          <text:p text:style-name="P8">White and Yellow Pages</text:p>
        </text:list-item>
        <text:list-item>
          <text:p text:style-name="P8">Inbound Caller Name <text:s/>(although the switch can be integrated with a third-party Inbound Caller Name provider such as Verisign)</text:p>
        </text:list-item>
        <text:list-item>
          <text:p text:style-name="P8">Outbound Caller Name (must be provisioned with a third-party Outbound Caller Name provider such as TNS)</text:p>
        </text:list-item>
      </text:list>
      <text:p text:style-name="Standard"/>
      <text:p text:style-name="Standard">Implementations</text:p>
      <text:list xml:id="list1373058508" text:style-name="L9">
        <text:list-item>
          <text:p text:style-name="P9">Existing CCNQ2 deployment in the US</text:p>
          <text:p text:style-name="P12">CCNQ2 uses a different provisioning API but has an almost-identical SIP platform</text:p>
          <text:p text:style-name="P12">CCNQ2 is no longer supported due to limitations in the provisioning subsystem</text:p>
        </text:list-item>
      </text:list>
      <text:list xml:id="list535800222" text:style-name="L10">
        <text:list-item>
          <text:p text:style-name="P10">CCNQ3 is currently being deployed in France and in the US for produ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Condensed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7T15:55:20</dc:date>
    <dc:creator>Stéphane </dc:creator>
    <meta:generator>LibreOffice/3.4$Unix LibreOffice_project/340m1$Build-502</meta:generator>
    <meta:editing-duration>PT23M42S</meta:editing-duration>
    <meta:editing-cycles>8</meta:editing-cycles>
    <meta:document-statistic meta:table-count="0" meta:image-count="0" meta:object-count="0" meta:page-count="1" meta:paragraph-count="39" meta:word-count="324" meta:character-count="2057" meta:non-whitespace-character-count="1799"/>
  </office:meta>
</office:document-meta>
</file>